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115a6a90"/>
    </style:style>
    <style:style style:name="P1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Footnote">
      <style:text-properties officeooo:rsid="043ccc66" officeooo:paragraph-rsid="0f40045a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1" style:family="paragraph" style:parent-style-name="Standard">
      <style:paragraph-properties fo:text-align="center" style:justify-single-word="false"/>
      <style:text-properties officeooo:paragraph-rsid="0c8b5238"/>
    </style:style>
    <style:style style:name="P22" style:family="paragraph" style:parent-style-name="Standard">
      <style:text-properties officeooo:paragraph-rsid="0c819a59"/>
    </style:style>
    <style:style style:name="P23" style:family="paragraph" style:parent-style-name="Standard">
      <style:text-properties officeooo:paragraph-rsid="11562c0a"/>
    </style:style>
    <style:style style:name="P24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6" style:family="paragraph" style:parent-style-name="Standard">
      <style:paragraph-properties fo:text-align="center" style:justify-single-word="false"/>
      <style:text-properties officeooo:paragraph-rsid="0d1ec96e"/>
    </style:style>
    <style:style style:name="P27" style:family="paragraph" style:parent-style-name="Standard">
      <style:text-properties officeooo:paragraph-rsid="0fc21b80"/>
    </style:style>
    <style:style style:name="P28" style:family="paragraph" style:parent-style-name="Standard">
      <style:text-properties officeooo:paragraph-rsid="0ff397b4"/>
    </style:style>
    <style:style style:name="P29" style:family="paragraph" style:parent-style-name="Standard">
      <style:text-properties officeooo:paragraph-rsid="10bc5bd9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officeooo:paragraph-rsid="0e8aa5aa"/>
    </style:style>
    <style:style style:name="P33" style:family="paragraph" style:parent-style-name="Standard">
      <style:paragraph-properties fo:text-align="center" style:justify-single-word="false"/>
      <style:text-properties officeooo:paragraph-rsid="0cc50ec9"/>
    </style:style>
    <style:style style:name="P34" style:family="paragraph" style:parent-style-name="Standard">
      <style:text-properties officeooo:paragraph-rsid="0fc35f88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6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break-before="page"/>
      <style:text-properties officeooo:paragraph-rsid="0fd655f2"/>
    </style:style>
    <style:style style:name="P38" style:family="paragraph" style:parent-style-name="Standard">
      <style:text-properties officeooo:paragraph-rsid="0fd655f2"/>
    </style:style>
    <style:style style:name="P39" style:family="paragraph" style:parent-style-name="Footnote">
      <style:text-properties fo:language="en" fo:country="GB" officeooo:paragraph-rsid="10762a52" fo:background-color="transparent"/>
    </style:style>
    <style:style style:name="P40" style:family="paragraph" style:parent-style-name="Footnote">
      <style:text-properties style:font-name="Liberation Sans" fo:language="en" fo:country="GB" officeooo:paragraph-rsid="10332ca5"/>
    </style:style>
    <style:style style:name="P41" style:family="paragraph" style:parent-style-name="Footnote">
      <style:text-properties officeooo:paragraph-rsid="11666aa3"/>
    </style:style>
    <style:style style:name="P42" style:family="paragraph" style:parent-style-name="Standard">
      <style:paragraph-properties fo:text-align="center" style:justify-single-word="false"/>
    </style:style>
    <style:style style:name="P43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4" style:family="paragraph" style:parent-style-name="Standard">
      <style:text-properties officeooo:paragraph-rsid="0e2a40f4"/>
    </style:style>
    <style:style style:name="P45" style:family="paragraph" style:parent-style-name="Standard">
      <style:text-properties fo:language="en" fo:country="GB" officeooo:rsid="10048e31" officeooo:paragraph-rsid="104e2670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48" style:family="paragraph" style:parent-style-name="Standard">
      <style:text-properties officeooo:rsid="0dde9a1c" officeooo:paragraph-rsid="10efd6be"/>
    </style:style>
    <style:style style:name="P4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2" style:family="paragraph" style:parent-style-name="Standard">
      <style:text-properties officeooo:paragraph-rsid="0e0463fc"/>
    </style:style>
    <style:style style:name="P53" style:family="paragraph" style:parent-style-name="Standard">
      <style:paragraph-properties fo:text-align="center" style:justify-single-word="false"/>
      <style:text-properties officeooo:paragraph-rsid="0fd58c4e"/>
    </style:style>
    <style:style style:name="P54" style:family="paragraph" style:parent-style-name="Standard">
      <style:text-properties officeooo:paragraph-rsid="101b90cf"/>
    </style:style>
    <style:style style:name="P55" style:family="paragraph" style:parent-style-name="Standard">
      <style:text-properties fo:language="en" fo:country="GB" officeooo:rsid="1035cc54" officeooo:paragraph-rsid="1035cc54"/>
    </style:style>
    <style:style style:name="P56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57" style:family="paragraph" style:parent-style-name="Standard">
      <style:paragraph-properties fo:text-align="center" style:justify-single-word="false"/>
      <style:text-properties officeooo:paragraph-rsid="10178c94"/>
    </style:style>
    <style:style style:name="P58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59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0" style:family="paragraph" style:parent-style-name="Standard">
      <style:text-properties officeooo:paragraph-rsid="0fc8b815"/>
    </style:style>
    <style:style style:name="P61" style:family="paragraph" style:parent-style-name="Standard">
      <style:text-properties officeooo:paragraph-rsid="10e2ce20"/>
    </style:style>
    <style:style style:name="P62" style:family="paragraph" style:parent-style-name="Standard">
      <style:text-properties officeooo:paragraph-rsid="0b0ddd8e"/>
    </style:style>
    <style:style style:name="P6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6" style:family="paragraph" style:parent-style-name="Standard">
      <style:text-properties officeooo:paragraph-rsid="10e21512"/>
    </style:style>
    <style:style style:name="P6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0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1" style:family="paragraph" style:parent-style-name="Footnote">
      <style:text-properties fo:color="#000000" loext:opacity="100%" style:font-name="Liberation Sans" fo:font-size="10pt" fo:language="en" fo:country="GB" officeooo:rsid="0b8e0034" officeooo:paragraph-rsid="115412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72" style:family="paragraph" style:parent-style-name="Standard">
      <style:text-properties officeooo:paragraph-rsid="0ff3c339"/>
    </style:style>
    <style:style style:name="P73" style:family="paragraph" style:parent-style-name="Standard">
      <style:text-properties officeooo:paragraph-rsid="10bbbb58"/>
    </style:style>
    <style:style style:name="P7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7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officeooo:paragraph-rsid="0cc5fe5b"/>
    </style:style>
    <style:style style:name="P77" style:family="paragraph" style:parent-style-name="Standard">
      <style:text-properties officeooo:paragraph-rsid="0fdc0816"/>
    </style:style>
    <style:style style:name="P7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83" style:family="paragraph" style:parent-style-name="Footnote">
      <style:text-properties officeooo:rsid="043ccc66" officeooo:paragraph-rsid="0f4dc0dc"/>
    </style:style>
    <style:style style:name="P8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86" style:family="paragraph" style:parent-style-name="Standard">
      <style:text-properties officeooo:rsid="0dde9a1c" officeooo:paragraph-rsid="10f16eb7"/>
    </style:style>
    <style:style style:name="P87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562c0a"/>
    </style:style>
    <style:style style:name="P8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93" style:family="paragraph" style:parent-style-name="Standard">
      <style:text-properties officeooo:paragraph-rsid="0a0f8417"/>
    </style:style>
    <style:style style:name="P94" style:family="paragraph" style:parent-style-name="Standard">
      <style:text-properties officeooo:paragraph-rsid="10c2a301"/>
    </style:style>
    <style:style style:name="P95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9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9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font-name="Liberation Sans" fo:font-size="12pt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6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loext:char-shading-value="0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style:text-blinking="fals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13616f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6" style:family="text">
      <style:text-properties fo:font-size="10pt" style:font-size-asian="10pt" style:font-size-complex="10pt"/>
    </style:style>
    <style:style style:name="T107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b33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ce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66ca4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style:font-size-asian="11pt" style:font-size-complex="11pt"/>
    </style:style>
    <style:style style:name="T141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officeooo:rsid="1035cc54"/>
    </style:style>
    <style:style style:name="T151" style:family="text">
      <style:text-properties officeooo:rsid="103b85c2"/>
    </style:style>
    <style:style style:name="T152" style:family="text">
      <style:text-properties officeooo:rsid="10d28a1c"/>
    </style:style>
    <style:style style:name="T153" style:family="text">
      <style:text-properties officeooo:rsid="10b6b930"/>
    </style:style>
    <style:style style:name="T154" style:family="text">
      <style:text-properties fo:language="en" fo:country="GB" officeooo:rsid="10b6b930"/>
    </style:style>
    <style:style style:name="T155" style:family="text">
      <style:text-properties fo:language="en" fo:country="GB"/>
    </style:style>
    <style:style style:name="T156" style:family="text">
      <style:text-properties fo:language="en" fo:country="GB" officeooo:rsid="10a19599"/>
    </style:style>
    <style:style style:name="T157" style:family="text">
      <style:text-properties fo:language="en" fo:country="GB" officeooo:rsid="10d28a1c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65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1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4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style:font-name="Liberation Sans" fo:font-size="12pt" fo:language="en" fo:country="GB" officeooo:rsid="0d1ec96e" style:font-size-asian="12pt" style:font-size-complex="12pt"/>
    </style:style>
    <style:style style:name="T186" style:family="text">
      <style:text-properties style:font-name="Liberation Sans" fo:font-size="12pt" fo:language="en" fo:country="GB" officeooo:rsid="110298af" style:font-size-asian="12pt" style:font-size-complex="12pt"/>
    </style:style>
    <style:style style:name="T187" style:family="text">
      <style:text-properties style:font-name="Liberation Sans" fo:font-size="12pt" fo:language="en" fo:country="GB" officeooo:rsid="0ff397b4" style:font-size-asian="12pt" style:font-size-complex="12pt"/>
    </style:style>
    <style:style style:name="T188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562c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style:font-name="Liberation Sans" fo:font-size="12pt" fo:language="en" fo:country="GB" officeooo:rsid="0f51b898"/>
    </style:style>
    <style:style style:name="T19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language="en" fo:country="GB" style:text-underline-style="none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User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4" form:id="control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2" draw:name="Gebruiker 1" draw:style-name="gr1" draw:text-style-name="P5" svg:width="6.002cm" svg:height="0.5cm" draw:control="control1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3" draw:name="Gberuikersnaam 2" draw:style-name="gr1" draw:text-style-name="P5" svg:width="6.002cm" svg:height="0.5cm" draw:control="control2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4" draw:name="Computernaam 1" draw:style-name="gr1" draw:text-style-name="P5" svg:width="6.002cm" svg:height="0.5cm" draw:control="control3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5" draw:name="Gebruiker 2" draw:style-name="gr1" draw:text-style-name="P5" svg:width="6.002cm" svg:height="0.5cm" draw:control="control4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6" draw:name="Gberuikersnaam 1" draw:style-name="gr1" draw:text-style-name="P5" svg:width="6.002cm" svg:height="0.5cm" draw:control="control5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D1" office:value-type="string">
            <text:p text:style-name="P18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19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1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3"><text:span text:style-name="T66">Press the Super key</text:span><text:span text:style-name="T67"><text:note text:id="ftn2" text:note-class="footnote"><text:note-citation>2</text:note-citation><text:note-body><text:p text:style-name="P24">Windows, command, or magnifying glass key.</text:p></text:note-body></text:note></text:span><text:span text:style-name="T66">, ty</text:span><text:span text:style-name="T68">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.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><text:span text:style-name="Strong_20_Emphasis"/></text:p>
          </table:table-cell>
          <table:table-cell table:style-name="_31_._5f_Installatie_5f_voorbereiden.A1" office:value-type="string">
            <text:p text:style-name="P26"><text:span text:style-name="Strong_20_Emphasis"/></text:p>
          </table:table-cell>
          <table:table-cell table:style-name="_31_._5f_Installatie_5f_voorbereiden.D4" office:value-type="string">
            <text:p text:style-name="P27"><text:span text:style-name="T74">Type the </text:span><text:span text:style-name="T75">following </text:span><text:span text:style-name="T74">t</text:span><text:span text:style-name="T76">hree</text:span><text:span text:style-name="T74"> commands, each followed by the</text:span><text:span text:style-name="T72"> </text:span><text:span text:style-name="T77">Enter</text:span><text:span text:style-name="T74"> key: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5" office:value-type="string">
            <text:p text:style-name="P28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6" office:value-type="string">
            <text:p text:style-name="P29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7" office:value-type="string">
            <text:p text:style-name="P29"><text:span text:style-name="User_20_Entry"><text:span text:style-name="T79">bash 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31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D10" office:value-type="string">
            <text:p text:style-name="P23"><text:span text:style-name="T82">Press the Super key</text:span><text:span text:style-name="T83">2</text:span><text:span text:style-name="T82">, t</text:span><text:span text:style-name="T84">ype </text:span><text:span text:style-name="User_20_Entry"><text:span text:style-name="T85">m</text:span></text:span><text:span text:style-name="User_20_Entry"><text:span text:style-name="T86">enu</text:span></text:span><text:span text:style-name="T72"> and click </text:span><text:span text:style-name="T84">the </text:span><text:span text:style-name="Strong_20_Emphasis"><text:span text:style-name="T87">KZ</text:span></text:span><text:span text:style-name="Strong_20_Emphasis"><text:span text:style-name="T88"> Installation menu</text:span></text:span><text:span text:style-name="T84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33"><text:span text:style-name="Strong_20_Emphasis"/></text:p>
          </table:table-cell>
          <table:table-cell table:style-name="_31_._5f_Installatie_5f_voorbereiden.A1" office:value-type="string">
            <text:p text:style-name="P33"><text:span text:style-name="Strong_20_Emphasis"/></text:p>
          </table:table-cell>
          <table:table-cell table:style-name="_31_._5f_Installatie_5f_voorbereiden.D11" office:value-type="string">
            <text:p text:style-name="P34"><text:span text:style-name="T89">Select </text:span><text:span text:style-name="Strong_20_Emphasis"><text:span text:style-name="T90">1</text:span></text:span><text:span text:style-name="T89"> Prepar</text:span><text:span text:style-name="T91">e </text:span><text:span text:style-name="T89">installation</text:span><text:span text:style-name="T92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5">Follow the instructions on the screen.</text:p>
          </table:table-cell>
        </table:table-row>
      </table:table>
      <text:p text:style-name="P36"><text:span text:style-name="Strong_20_Emphasis"/></text:p>
      <text:list text:continue-numbering="true" text:style-name="L1">
        <text:list-item>
          <text:p text:style-name="P37"><text:bookmark-start text:name="__RefNumPara__4009_12717081281"/><text:span text:style-name="Strong_20_Emphasis"><text:span text:style-name="T93">Perform installation</text:span></text:span><text:bookmark-end text:name="__RefNumPara__4009_12717081281"/></text:p>
        </text:list-item>
      </text:list>
      <text:p text:style-name="P38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1" office:value-type="string">
            <text:p text:style-name="Standard"><text:span text:style-name="T94">Boot the computer from</text:span><text:span text:style-name="T95"><text:note text:id="ftn3" text:note-class="footnote"><text:note-citation>1</text:note-citation><text:note-body><text:p text:style-name="P39"><text:span text:style-name="T96">Boot menu/Setup via one of the </text:span><text:span text:style-name="T97">f</text:span><text:span text:style-name="T96">requently used keys: </text:span><text:span text:style-name="T98">Esc</text:span><text:span text:style-name="T99">, </text:span><text:span text:style-name="T98">Delete</text:span><text:span text:style-name="T99">, </text:span><text:span text:style-name="T98">F1</text:span><text:span text:style-name="T99">, </text:span><text:span text:style-name="T98">F2</text:span><text:span text:style-name="T99">, </text:span><text:span text:style-name="T98">F9</text:span><text:span text:style-name="T99">, </text:span><text:span text:style-name="T98">F10</text:span><text:span text:style-name="T99">, </text:span><text:span text:style-name="T98">F11</text:span><text:span text:style-name="T99">, or </text:span><text:span text:style-name="T98">F12</text:span></text:p></text:note-body></text:note></text:span><text:span text:style-name="T94"> an </text:span><text:span text:style-name="T100"><text:user-field-get text:name="Distro">Debian</text:user-field-get></text:span><text:span text:style-name="T101"><text:s/></text:span><text:span text:style-name="T102">Desktop</text:span><text:span text:style-name="T103"> </text:span><text:span text:style-name="T104">Live</text:span><text:span text:style-name="T105"><text:note text:id="ftn4" text:note-class="footnote"><text:note-citation>2</text:note-citation><text:note-body><text:p text:style-name="P40"><text:span text:style-name="T106">From a Live USB stick you can boot and work with </text:span><text:span text:style-name="T107"><text:user-field-get text:name="Distro">Debian</text:user-field-get></text:span><text:span text:style-name="T107"><text:s/></text:span><text:span text:style-name="T106">without modifying any files on the hard drive and also allows installation of </text:span><text:span text:style-name="T107"><text:user-field-get text:name="Distro">Debian</text:user-field-get></text:span><text:span text:style-name="T107">.</text:span></text:p></text:note-body></text:note></text:span><text:span text:style-name="T108"> USB stick</text:span><text:span text:style-name="T109"><text:note text:id="ftn5" text:note-class="footnote"><text:note-citation>3</text:note-citation><text:note-body><text:p text:style-name="P41"><text:span text:style-name="T110">Go to </text:span><text:a xlink:type="simple" xlink:href="https://www.debian.org/" text:style-name="Internet_20_link" text:visited-style-name="Visited_20_Internet_20_Link"><text:span text:style-name="T111">debian.org</text:span></text:a><text:span text:style-name="T112">, </text:span><text:span text:style-name="T113">click </text:span><text:span text:style-name="Sterk_20_accent_20_voetnoot"><text:span text:style-name="T114">Other downloads</text:span></text:span><text:span text:style-name="T113"> (under “Downloads”) and then </text:span><text:span text:style-name="T115">on</text:span><text:span text:style-name="T116"> </text:span><text:span text:style-name="Strong_20_Emphasis"><text:span text:style-name="T117">Other live ISO</text:span></text:span><text:span text:style-name="T116"> (under “</text:span><text:span text:style-name="T118">T</text:span><text:span text:style-name="T116">ry </text:span><text:span text:style-name="T116"><text:user-field-get text:name="Distro">Debian</text:user-field-get></text:span><text:span text:style-name="T116"><text:s/>live before installing”)</text:span><text:span text:style-name="T119">.</text:span><text:span text:style-name="T120"><text:line-break/>Click on one of the following three:</text:span><text:span text:style-name="T121"><text:line-break/></text:span><text:span text:style-name="Strong_20_Emphasis"><text:span text:style-name="T120">debian-live-...-amd64-</text:span></text:span><text:span text:style-name="Strong_20_Emphasis"><text:span text:style-name="T122">gnome</text:span></text:span><text:span text:style-name="Strong_20_Emphasis"><text:span text:style-name="T123">.iso</text:span></text:span><text:span text:style-name="Strong_20_Emphasis"><text:span text:style-name="T124"><text:tab/><text:tab/>most used, similar to Ubuntu</text:span></text:span><text:span text:style-name="T120"><text:line-break/></text:span><text:span text:style-name="Strong_20_Emphasis"><text:span text:style-name="T120">debian-live-...-amd64-</text:span></text:span><text:span text:style-name="Strong_20_Emphasis"><text:span text:style-name="T122">cinnamon</text:span></text:span><text:span text:style-name="Strong_20_Emphasis"><text:span text:style-name="T123">.iso</text:span></text:span><text:span text:style-name="T124"> <text:tab/>similar to Windows and Linux Mint</text:span><text:span text:style-name="T120"><text:line-break/></text:span><text:span text:style-name="Strong_20_Emphasis"><text:span text:style-name="T120">debian-live-...-amd64-</text:span></text:span><text:span text:style-name="Strong_20_Emphasis"><text:span text:style-name="T122">lxqt</text:span></text:span><text:span text:style-name="Strong_20_Emphasis"><text:span text:style-name="T123">.iso</text:span></text:span><text:span text:style-name="T124"> <text:tab/><text:tab/><text:tab/></text:span><text:span text:style-name="T124">similar to Windows</text:span><text:span text:style-name="T124">, for </text:span><text:span text:style-name="T125">v</text:span><text:span text:style-name="T125">e</text:span><text:span text:style-name="T125">r</text:span><text:span text:style-name="T125">y </text:span><text:span text:style-name="T124">old computers</text:span><text:span text:style-name="T126"><text:line-break/>On </text:span><text:a xlink:type="simple" xlink:href="https://karelzimmer.nl/en" text:style-name="Internet_20_link" text:visited-style-name="Visited_20_Internet_20_Link"><text:span text:style-name="Strong_20_Emphasis"><text:span text:style-name="T127">karelzimmer.nl/en</text:span></text:span></text:a><text:span text:style-name="T126">, under </text:span><text:span text:style-name="T122">Linux!</text:span><text:span text:style-name="T126">, at the top of the </text:span><text:span text:style-name="T122">Linux info</text:span><text:span text:style-name="T126"> section, you'll find instructions for creating a bootable USB stick.</text:span></text:p></text:note-body></text:note></text:span><text:span text:style-name="T12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2" office:value-type="string">
            <text:p text:style-name="Standard"><text:span text:style-name="T129">Select </text:span><text:span text:style-name="T130">Live </text:span><text:span text:style-name="T131">system (amd64)</text:span><text:span text:style-name="T132"> </text:span><text:span text:style-name="T133">and press </text:span><text:span text:style-name="T134">the</text:span><text:span text:style-name="T135"> </text:span><text:span text:style-name="T136">Enter</text:span><text:span text:style-name="T134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4" office:value-type="string">
            <text:p text:style-name="Standard">Follow the welcome screens.<text:span text:style-name="T137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6" office:value-type="string">
            <text:p text:style-name="P44"><text:span text:style-name="T138">Start the installation by clicking </text:span><text:span text:style-name="Strong_20_Emphasis"><text:span text:style-name="T139">Activities</text:span></text:span><text:span text:style-name="T138"> and clicking </text:span><text:span text:style-name="Strong_20_Emphasis"><text:span text:style-name="T139">Install Debian</text:span></text:span><text:span text:style-name="Strong_20_Emphasis"><text:span text:style-name="T138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7" office:value-type="string">
            <text:p text:style-name="P45">When prompted for a password, type <text:span text:style-name="User_20_Entry"><text:span text:style-name="T140">live</text:span></text:span>.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8"><text:span text:style-name="Emphasis"><text:span text:style-name="T141">Follow the installation screens and complete them.</text:span></text:span><text:span text:style-name="T142"/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0"><text:span text:style-name="T143">Connect to the </text:span><text:span text:style-name="T144">network</text:span><text:span text:style-name="T143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2"><text:span text:style-name="T145">At</text:span><text:span text:style-name="T138"> </text:span><text:span text:style-name="T139">Welcome</text:span><text:span text:style-name="T138">: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8" office:value-type="string">
            <text:p text:style-name="P54"><text:span text:style-name="T146">Select </text:span><text:span text:style-name="T147">application and </text:span><text:span text:style-name="T146">system language, and c</text:span><text:span text:style-name="T148">lic</text:span><text:span text:style-name="T145">k</text:span><text:span text:style-name="T148"> </text:span><text:span text:style-name="Strong_20_Emphasis"><text:span text:style-name="T149">Next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5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7"><text:span text:style-name="Strong_20_Emphasis"/></text:p>
          </table:table-cell>
          <table:table-cell table:style-name="_32_._5f_Installatie_5f_uitvoeren.C8" office:value-type="string">
            <text:p text:style-name="P47"><text:span text:style-name="T150">At</text:span> <text:span text:style-name="Strong_20_Emphasis">Regio</text:span><text:span text:style-name="Strong_20_Emphasis"><text:span text:style-name="T151">n</text:span></text:span> <text:span text:style-name="T150">choose</text:span> <text:span text:style-name="Strong_20_Emphasis">Europ</text:span><text:span text:style-name="Strong_20_Emphasis"><text:span text:style-name="T150">e</text:span></text:span> <text:span text:style-name="T152">and click </text:span><text:span text:style-name="Strong_20_Emphasis"><text:span text:style-name="T152">Next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47"><text:span text:style-name="T153">At</text:span> <text:span text:style-name="Strong_20_Emphasis"><text:span text:style-name="T153">Keyboard</text:span>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8" office:value-type="string">
            <text:p text:style-name="P59"><text:span text:style-name="T154">Choose</text:span><text:span text:style-name="T155"> </text:span><text:span text:style-name="Strong_20_Emphasis"><text:span text:style-name="T155">English (US)</text:span></text:span><text:span text:style-name="T155"> </text:span><text:span text:style-name="T154">a</text:span><text:span text:style-name="T156">n</text:span><text:span text:style-name="T154">d</text:span><text:span text:style-name="T156"> </text:span><text:span text:style-name="Strong_20_Emphasis"><text:span text:style-name="T156">English (US, intl., with dead keys)</text:span></text:span><text:span text:style-name="T156">, </text:span><text:span text:style-name="T157">and click </text:span><text:span text:style-name="Strong_20_Emphasis"><text:span text:style-name="T157">Next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22" office:value-type="string">
            <text:p text:style-name="P60"><text:span text:style-name="T158">At </text:span><text:span text:style-name="Strong_20_Emphasis"><text:span text:style-name="T159">Users</text:span></text:span><text:span text:style-name="T160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1"><text:span text:style-name="T161">E</text:span><text:span text:style-name="T162">nter </text:span><text:span text:style-name="Strong_20_Emphasis"><text:span text:style-name="T159">What is your name</text:span></text:span><text:span text:style-name="T163"> </text:span><text:span text:style-name="T164">&lt;</text:span><text:span text:style-name="T165">user</text:span><text:span text:style-name="T164">&gt;</text:span><text:span text:style-name="T166">, </text:span><text:span text:style-name="Strong_20_Emphasis"><text:span text:style-name="T167"><text:line-break/></text:span></text:span><text:span text:style-name="Strong_20_Emphasis"><text:span text:style-name="T168">What name do you want to use to log in</text:span></text:span><text:span text:style-name="T169"> </text:span><text:span text:style-name="T164">&lt;</text:span><text:span text:style-name="T165">user</text:span><text:span text:style-name="T170">name</text:span><text:span text:style-name="T164">&gt;</text:span><text:span text:style-name="T169">,</text:span><text:span text:style-name="Strong_20_Emphasis"><text:span text:style-name="T171"><text:line-break/></text:span></text:span><text:span text:style-name="Strong_20_Emphasis"><text:span text:style-name="T172">What is the na</text:span></text:span><text:span text:style-name="Strong_20_Emphasis"><text:span text:style-name="T168">me of </text:span></text:span><text:span text:style-name="Strong_20_Emphasis"><text:span text:style-name="T173">this</text:span></text:span><text:span text:style-name="Strong_20_Emphasis"><text:span text:style-name="T168"> computer</text:span></text:span><text:span text:style-name="T174"> &lt;</text:span><text:span text:style-name="T175">computerna</text:span><text:span text:style-name="T176">me&gt;</text:span><text:span text:style-name="T169">,</text:span><text:span text:style-name="Strong_20_Emphasis"><text:span text:style-name="T171"><text:line-break/></text:span></text:span><text:span text:style-name="Strong_20_Emphasis"><text:span text:style-name="T177">enter a </text:span></text:span><text:span text:style-name="Strong_20_Emphasis"><text:span text:style-name="T178">password</text:span></text:span><text:span text:style-name="T179"> twice </text:span><text:span text:style-name="T180">and click </text:span><text:span text:style-name="Strong_20_Emphasis"><text:span text:style-name="T181">Next</text:span></text:span><text:span text:style-name="T180">.</text:span></text:p>
          </table:table-cell>
        </table:table-row>
      </table:table>
      <text:p text:style-name="P62"><text:span text:style-name="Strong_20_Emphasis"/></text:p>
      <text:list text:continue-numbering="true" text:style-name="L1">
        <text:list-item>
          <text:p text:style-name="P63"><text:bookmark-start text:name="__RefNumPara__12966_2272496019"/><text:span text:style-name="Strong_20_Emphasis"><text:span text:style-name="T182">Finish installation</text:span></text:span><text:bookmark-end text:name="__RefNumPara__12966_2272496019"/></text:p>
        </text:list-item>
      </text:list>
      <text:p text:style-name="P64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1" office:value-type="string">
            <text:p text:style-name="P66"><text:span text:style-name="T183">Log in as </text:span><text:span text:style-name="T164">&lt;</text:span><text:span text:style-name="T165">user</text:span><text:span text:style-name="T164">&gt;</text:span><text:span text:style-name="T183">.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2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3" office:value-type="string">
            <text:p text:style-name="P70">Follow the welcome screens.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4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5" office:value-type="string">
            <text:p text:style-name="P23"><text:span text:style-name="T184">Press the Super key</text:span><text:span text:style-name="T67"><text:note text:id="ftn6" text:note-class="footnote"><text:note-citation>1</text:note-citation><text:note-body><text:p text:style-name="P71">Windows, command, or magnifying glass key.</text:p></text:note-body></text:note></text:span><text:span text:style-name="T184">, t</text:span><text:span text:style-name="T68">y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/></text:p>
          </table:table-cell>
          <table:table-cell table:style-name="_33_._5f_Installatie_5f_afronden.C6" office:value-type="string">
            <text:p text:style-name="P28"><text:span text:style-name="T185">Type the </text:span><text:span text:style-name="T186">following </text:span><text:span text:style-name="T185">t</text:span><text:span text:style-name="T187">hree</text:span><text:span text:style-name="T185"> commands, each followed by the</text:span><text:span text:style-name="T72"> </text:span><text:span text:style-name="T77">Enter</text:span><text:span text:style-name="T185"> key: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7" office:value-type="string">
            <text:p text:style-name="P72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8" office:value-type="string">
            <text:p text:style-name="P73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9" office:value-type="string">
            <text:p text:style-name="P73"><text:span text:style-name="User_20_Entry"><text:span text:style-name="T79">bash </text:span></text:span><text:span text:style-name="User_20_Entry"><text:span text:style-name="T188">getkz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0" office:value-type="string">
            <text:p text:style-name="P75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1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12" office:value-type="string">
            <text:p text:style-name="P23"><text:span text:style-name="T189">Press the Super key</text:span><text:span text:style-name="T190">1</text:span><text:span text:style-name="T189">, </text:span><text:span text:style-name="T191">t</text:span><text:span text:style-name="T84">ype </text:span><text:span text:style-name="User_20_Entry"><text:span text:style-name="T85">m</text:span></text:span><text:span text:style-name="User_20_Entry"><text:span text:style-name="T86">enu</text:span></text:span><text:span text:style-name="T72"> and click </text:span><text:span text:style-name="T84">the </text:span><text:span text:style-name="Strong_20_Emphasis"><text:span text:style-name="T87">KZ</text:span></text:span><text:span text:style-name="Strong_20_Emphasis"><text:span text:style-name="T88"> Installation menu</text:span></text:span><text:span text:style-name="T84"> icon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76"><text:span text:style-name="Strong_20_Emphasis"/></text:p>
          </table:table-cell>
          <table:table-cell table:style-name="_33_._5f_Installatie_5f_afronden.C13" office:value-type="string">
            <text:p text:style-name="P77"><text:span text:style-name="T192">Se</text:span><text:span text:style-name="T193">lect</text:span><text:span text:style-name="T192"> </text:span><text:span text:style-name="Strong_20_Emphasis"><text:span text:style-name="T194">3</text:span></text:span><text:span text:style-name="T195"> </text:span><text:span text:style-name="T196">Finish installatio</text:span><text:span text:style-name="T197">n</text:span><text:span text:style-name="T92">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4" office:value-type="string">
            <text:p text:style-name="P78">Follow the instructions on the screen.</text:p>
          </table:table-cell>
        </table:table-row>
      </table:table>
      <text:p text:style-name="P64"><text:span text:style-name="Strong_20_Emphasis"/></text:p>
      <text:list text:continue-numbering="true" text:style-name="L1">
        <text:list-item>
          <text:p text:style-name="P79"><text:span text:style-name="Strong_20_Emphasis"><text:span text:style-name="T198">S</text:span></text:span><text:span text:style-name="Strong_20_Emphasis"><text:span text:style-name="T199">et up user</text:span></text:span></text:p>
        </text:list-item>
      </text:list>
      <text:p text:style-name="P8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1" office:value-type="string">
            <text:p text:style-name="P82"><text:span text:style-name="T200">Log in as</text:span><text:span text:style-name="T183"> </text:span><text:span text:style-name="T164">&lt;</text:span><text:span text:style-name="T165">user</text:span><text:span text:style-name="T164">&gt;</text:span><text:span text:style-name="T201"><text:note text:id="ftn7" text:note-class="footnote"><text:note-citation>1</text:note-citation><text:note-body><text:p text:style-name="P83"><text:span text:style-name="T202">Login any additional </text:span><text:span text:style-name="T203">user</text:span><text:span text:style-name="T204">s </text:span><text:span text:style-name="T202">and follow the same steps.</text:span></text:p></text:note-body></text:note></text:span><text:span text:style-name="T183">.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2" office:value-type="string">
            <text:p text:style-name="P85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2" office:value-type="string">
            <text:p text:style-name="P86"><text:span text:style-name="T205">Follow the welcome screens.</text:span><text:span text:style-name="T137"/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2" office:value-type="string">
            <text:p text:style-name="P85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5" office:value-type="string">
            <text:p text:style-name="P88"><text:span text:style-name="T206">Press the Super key</text:span><text:span text:style-name="T67"><text:note text:id="ftn8" text:note-class="footnote"><text:note-citation>2</text:note-citation><text:note-body><text:p text:style-name="P71">Windows, command, or magnifying glass key.</text:p></text:note-body></text:note></text:span><text:span text:style-name="T206">, t</text:span><text:span text:style-name="T84">ype </text:span><text:span text:style-name="User_20_Entry"><text:span text:style-name="T85">m</text:span></text:span><text:span text:style-name="User_20_Entry"><text:span text:style-name="T86">enu</text:span></text:span><text:span text:style-name="T72"> and click </text:span><text:span text:style-name="T84">the </text:span><text:span text:style-name="Strong_20_Emphasis"><text:span text:style-name="T87">KZ</text:span></text:span><text:span text:style-name="Strong_20_Emphasis"><text:span text:style-name="T88"> Installation menu</text:span></text:span><text:span text:style-name="T84"> icon.</text:span></text:p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D6" office:value-type="string">
            <text:p text:style-name="P90"><text:span text:style-name="T207">Select</text:span><text:span text:style-name="T192"> </text:span><text:span text:style-name="Strong_20_Emphasis"><text:span text:style-name="T194">4</text:span></text:span><text:span text:style-name="T208"> </text:span><text:span text:style-name="T209">Set up user</text:span><text:span text:style-name="T92">.</text:span></text:p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D7" office:value-type="string">
            <text:p text:style-name="P91">Follow the instructions on the screen.</text:p>
          </table:table-cell>
        </table:table-row>
      </table:table>
      <text:p text:style-name="P92"/>
      <text:p text:style-name="P93"/>
      <text:p text:style-name="P94"><text:span text:style-name="T210">End of checklist,</text:span><text:span text:style-name="T211"> </text:span><text:span text:style-name="T211"><text:user-field-get text:name="Distro">Debian</text:user-field-get></text:span><text:span text:style-name="T101"><text:s/></text:span><text:span text:style-name="T102">Desktop</text:span><text:span text:style-name="T103"> </text:span><text:span text:style-name="T210">installation is complete.</text:span></text:p>
      <text:p text:style-name="P95"/>
      <text:p text:style-name="P96"><text:span text:style-name="T212">Written</text:span><text:span text:style-name="T213"> </text:span><text:span text:style-name="T212">by</text:span><text:span text:style-name="T213"> </text:span><text:a xlink:type="simple" xlink:href="mailto:info@karelzimmer.nl?subject=Checklist%20installation%20Linux" text:style-name="Internet_20_link" text:visited-style-name="Visited_20_Internet_20_Link"><text:span text:style-name="T214">Karel Zimmer</text:span></text:a><text:span text:style-name="T215">.</text:span></text:p>
      <text:p text:style-name="P97"><text:span text:style-name="T216">License </text:span><text:span text:style-name="T217">C</text:span><text:span text:style-name="T218">C0</text:span><text:span text:style-name="T215"> 1.0</text:span><text:span text:style-name="T219"> </text:span><text:span text:style-name="T219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19"><text:s/></text:span><text:span text:style-name="T219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1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6-01-12T08:19:26.015543136">12/01/2026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6-01-12T08:19:25.926880333</dc:date>
    <meta:keyword>Installatie</meta:keyword>
    <meta:keyword>Checklist</meta:keyword>
    <meta:keyword>Linux</meta:keyword>
    <meta:editing-cycles>7131</meta:editing-cycles>
    <meta:editing-duration>P12DT16H19M8S</meta:editing-duration>
    <meta:print-date>2025-02-27T11:58:37.044493777</meta:print-date>
    <meta:printed-by>Karel Zimmer</meta:printed-by>
    <dc:creator>Karel Zimmer</dc:creator>
    <meta:document-statistic meta:table-count="4" meta:image-count="2" meta:object-count="0" meta:page-count="4" meta:paragraph-count="92" meta:word-count="557" meta:character-count="3388" meta:non-whitespace-character-count="2887"/>
    <meta:user-defined meta:name="Info 1"/>
    <meta:user-defined meta:name="Info 2"/>
    <meta:user-defined meta:name="Info 3"/>
    <meta:user-defined meta:name="Info 4"/>
  </office:meta>
</office:document-meta>
</file>